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routine_substr"/><text:a xlink:type="simple" xlink:href="https://docs.perl6.org/type/Str#___top" text:style-name="Internet_20_link" text:visited-style-name="Visited_20_Internet_20_Link">routine substr</text:a></text:h>
      <text:p text:style-name="Preformatted_20_Text">multi sub    substr(Str:D $s, $from, $chars?  --&gt; Str:D)</text:p>
      <text:p text:style-name="Preformatted_20_Text">multi sub    substr(Str:D $s, Range  $from-to --&gt; Str:D)</text:p>
      <text:p text:style-name="Preformatted_20_Text">multi method substr(Str:D $s: $from, $chars?  --&gt; Str:D)</text:p>
      <text:p text:style-name="P1">multi method substr(Str:D $s: Range $from-to  --&gt; Str:D)</text:p>
      <text:p text:style-name="Text_20_body">Returns a substring of the original string, between the indices specified by <text:span text:style-name="Source_20_Text">$from-to</text:span>'s endpoints (coerced to <text:a xlink:type="simple" xlink:href="https://docs.perl6.org/type/Int" text:style-name="Internet_20_link" text:visited-style-name="Visited_20_Internet_20_Link">Int</text:a>) or from index <text:span text:style-name="Source_20_Text">$from</text:span> and of length <text:span text:style-name="Source_20_Text">$chars</text:span>.</text:p>
      <text:p text:style-name="Text_20_body">Both <text:span text:style-name="Source_20_Text">$from</text:span> and <text:span text:style-name="Source_20_Text">$chars</text:span> can be specified as <text:a xlink:type="simple" xlink:href="https://docs.perl6.org/type/Callable" text:style-name="Internet_20_link" text:visited-style-name="Visited_20_Internet_20_Link">Callable</text:a>, which will be invoked with the <text:a xlink:type="simple" xlink:href="https://docs.perl6.org/routine/chars" text:style-name="Internet_20_link" text:visited-style-name="Visited_20_Internet_20_Link">length</text:a> of the original string and the returned value will be used as the value for the argument. If <text:span text:style-name="Source_20_Text">$from</text:span> or <text:span text:style-name="Source_20_Text">$chars</text:span> are not <text:a xlink:type="simple" xlink:href="https://docs.perl6.org/type/Callable" text:style-name="Internet_20_link" text:visited-style-name="Visited_20_Internet_20_Link">Callable</text:a>, they'll be coerced to <text:a xlink:type="simple" xlink:href="https://docs.perl6.org/type/Int" text:style-name="Internet_20_link" text:visited-style-name="Visited_20_Internet_20_Link">Int</text:a>.</text:p>
      <text:p text:style-name="Text_20_body">If <text:span text:style-name="Source_20_Text">$chars</text:span> is omitted or is larger than the available characters, the string from <text:span text:style-name="Source_20_Text">$from</text:span> until the end of the string is returned. If <text:span text:style-name="Source_20_Text">$from-to</text:span>'s starting index or <text:span text:style-name="Source_20_Text">$from</text:span> is less than zero, <text:span text:style-name="Source_20_Text">X::OutOfRange</text:span> exception is thrown. The <text:span text:style-name="Source_20_Text">$from-to</text:span>'s ending index is permitted to extend past the end of string, in which case it will be equivalent to the index of the last character.</text:p>
      <text:p text:style-name="Preformatted_20_Text">say substr("Long string", 3..6);     # RESULT: «g st␤» </text:p>
      <text:p text:style-name="Preformatted_20_Text">say substr("Long string", 6, 3);     # RESULT: «tri␤» </text:p>
      <text:p text:style-name="Preformatted_20_Text">say substr("Long string", 6);        # RESULT: «tring␤» </text:p>
      <text:p text:style-name="Preformatted_20_Text">say substr("Long string", 6, *-1);   # RESULT: «trin␤» </text:p>
      <text:p text:style-name="P1">say substr("Long string", *-3, *-1); # RESULT: «in␤» </text:p>
      <text:p text:style-name="Text_20_body"><text:bookmark text:name="method_substr-eq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7:32:58.032579321</meta:creation-date>
    <dc:date>2018-05-27T17:34:31.046268896</dc:date>
    <meta:editing-duration>PT1M33S</meta:editing-duration>
    <meta:editing-cycles>1</meta:editing-cycles>
    <meta:document-statistic meta:table-count="0" meta:image-count="0" meta:object-count="0" meta:page-count="1" meta:paragraph-count="13" meta:word-count="211" meta:character-count="1276" meta:non-whitespace-character-count="1050"/>
    <meta:generator>LibreOffice/6.0.3.2$Linux_X86_64 LibreOffice_project/00$Build-2</meta:generator>
  </office:meta>
</office:document-meta>
</file>